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6" style:family="graphic" style:parent-style-name="standard">
      <style:graphic-properties svg:stroke-color="#314004" draw:fill="solid" draw:fill-color="#314004" draw:textarea-horizontal-align="justify" draw:textarea-vertical-align="middle" draw:auto-grow-height="false"/>
    </style:style>
    <style:style style:name="gr7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svg:stroke-color="#7e0021" draw:fill="solid" draw:fill-color="#7e0021" draw:textarea-horizontal-align="justify" draw:textarea-vertical-align="middle" draw:auto-grow-height="false"/>
    </style:style>
    <style:style style:name="gr9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008000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layer="layout" svg:width="26.416cm" svg:height="17.558cm" svg:x="1cm" svg:y="0.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891cm" svg:height="0.645cm" svg:x="4.048cm" svg:y="16.186cm">
          <draw:text-box>
            <text:p>26</text:p>
          </draw:text-box>
        </draw:frame>
        <draw:frame draw:style-name="gr2" draw:layer="layout" svg:width="0.891cm" svg:height="0.645cm" svg:x="5.948cm" svg:y="16.187cm">
          <draw:text-box>
            <text:p>74</text:p>
          </draw:text-box>
        </draw:frame>
        <draw:frame draw:style-name="gr2" draw:layer="layout" svg:width="1.086cm" svg:height="0.645cm" svg:x="7.648cm" svg:y="16.188cm">
          <draw:text-box>
            <text:p>122</text:p>
          </draw:text-box>
        </draw:frame>
        <draw:frame draw:style-name="gr2" draw:layer="layout" svg:width="1.086cm" svg:height="0.645cm" svg:x="9.549cm" svg:y="16.189cm">
          <draw:text-box>
            <text:p>170</text:p>
          </draw:text-box>
        </draw:frame>
        <draw:frame draw:style-name="gr2" draw:layer="layout" svg:width="1.086cm" svg:height="0.645cm" svg:x="11.25cm" svg:y="16.19cm">
          <draw:text-box>
            <text:p>218</text:p>
          </draw:text-box>
        </draw:frame>
        <draw:frame draw:style-name="gr2" draw:layer="layout" svg:width="1.086cm" svg:height="0.645cm" svg:x="13.251cm" svg:y="16.191cm">
          <draw:text-box>
            <text:p>266</text:p>
          </draw:text-box>
        </draw:frame>
        <draw:frame draw:style-name="gr2" draw:layer="layout" svg:width="1.086cm" svg:height="0.645cm" svg:x="15.052cm" svg:y="16.192cm">
          <draw:text-box>
            <text:p>314</text:p>
          </draw:text-box>
        </draw:frame>
        <draw:frame draw:style-name="gr2" draw:layer="layout" svg:width="1.086cm" svg:height="0.645cm" svg:x="16.852cm" svg:y="16.192cm">
          <draw:text-box>
            <text:p>362</text:p>
          </draw:text-box>
        </draw:frame>
        <draw:frame draw:style-name="gr2" draw:layer="layout" svg:width="1.086cm" svg:height="0.645cm" svg:x="18.653cm" svg:y="16.193cm">
          <draw:text-box>
            <text:p>410</text:p>
          </draw:text-box>
        </draw:frame>
        <draw:frame draw:style-name="gr2" draw:layer="layout" svg:width="1.086cm" svg:height="0.645cm" svg:x="16.853cm" svg:y="16.193cm">
          <draw:text-box>
            <text:p>362</text:p>
          </draw:text-box>
        </draw:frame>
        <draw:frame draw:style-name="gr2" draw:layer="layout" svg:width="1.086cm" svg:height="0.645cm" svg:x="20.553cm" svg:y="16.193cm">
          <draw:text-box>
            <text:p>458</text:p>
          </draw:text-box>
        </draw:frame>
        <draw:frame draw:style-name="gr2" draw:layer="layout" svg:width="1.086cm" svg:height="0.645cm" svg:x="22.354cm" svg:y="16.194cm">
          <draw:text-box>
            <text:p>506</text:p>
          </draw:text-box>
        </draw:frame>
        <draw:custom-shape draw:style-name="gr3" draw:text-style-name="P1" draw:layer="layout" svg:width="0.254cm" svg:height="0.254cm" svg:x="24.003cm" svg:y="8.8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381cm" svg:height="0.381cm" svg:x="23.947cm" svg:y="10.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23.93cm" svg:y="6.6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0.381cm" svg:height="0.381cm" svg:x="23.91cm" svg:y="1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81cm" svg:height="0.381cm" svg:x="23.932cm" svg:y="8.01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8" draw:text-style-name="P2" draw:layer="layout" svg:width="0.381cm" svg:height="0.381cm" svg:x="23.969cm" svg:y="9.39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23.942cm" svg:y="7.3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0.381cm" svg:height="0.381cm" svg:x="17.648cm" svg:y="9.9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649cm" svg:y="6.9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cm" svg:y="6.9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4.851cm" svg:y="9.96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5.352cm" svg:y="3.36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7.053cm" svg:y="6.2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754cm" svg:y="6.16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255cm" svg:y="6.1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856cm" svg:y="3.0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1.757cm" svg:y="10.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10.258cm" svg:y="10.3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359cm" svg:y="9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3.46cm" svg:y="6.6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0.381cm" svg:height="0.381cm" svg:x="4.061cm" svg:y="2.8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draw:layer="layout" svg:width="0.381cm" svg:height="0.508cm" svg:x="13.731cm" svg:y="6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4.532cm" svg:y="6.2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0.381cm" svg:height="0.508cm" svg:x="14.133cm" svg:y="2.7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0.381cm" svg:height="0.381cm" svg:x="19.77cm" svg:y="9.89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9.771cm" svg:y="6.89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872cm" svg:y="6.89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0.381cm" svg:height="0.381cm" svg:x="18.873cm" svg:y="9.89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0.381cm" svg:height="0.508cm" svg:x="12.243cm" svg:y="7.2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6.044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7.545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046cm" svg:y="2.6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381cm" svg:height="0.508cm" svg:x="9.647cm" svg:y="4.558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0" draw:text-style-name="P2" draw:layer="layout" svg:x1="5.681cm" svg:y1="1.563cm" svg:x2="5.681cm" svg:y2="15.914cm">
          <text:p/>
        </draw:line>
        <draw:frame draw:style-name="gr2" draw:text-style-name="P3" draw:layer="layout" svg:width="1.827cm" svg:height="0.806cm" svg:x="3.672cm" svg:y="1.235cm">
          <draw:text-box>
            <text:p><text:span text:style-name="T1">shoes</text:span></text:p>
          </draw:text-box>
        </draw:frame>
        <draw:line draw:style-name="gr10" draw:text-style-name="P2" draw:layer="layout" svg:x1="10.081cm" svg:y1="1.564cm" svg:x2="10.081cm" svg:y2="15.915cm">
          <text:p/>
        </draw:line>
        <draw:line draw:style-name="gr10" draw:text-style-name="P2" draw:layer="layout" svg:x1="12.081cm" svg:y1="1.565cm" svg:x2="12.081cm" svg:y2="15.916cm">
          <text:p/>
        </draw:line>
        <draw:line draw:style-name="gr10" draw:text-style-name="P2" draw:layer="layout" svg:x1="13.381cm" svg:y1="1.566cm" svg:x2="13.381cm" svg:y2="15.917cm">
          <text:p/>
        </draw:line>
        <draw:line draw:style-name="gr10" draw:text-style-name="P2" draw:layer="layout" svg:x1="14.881cm" svg:y1="1.567cm" svg:x2="14.881cm" svg:y2="15.918cm">
          <text:p/>
        </draw:line>
        <draw:line draw:style-name="gr10" draw:text-style-name="P2" draw:layer="layout" svg:x1="16.981cm" svg:y1="1.568cm" svg:x2="16.981cm" svg:y2="15.919cm">
          <text:p/>
        </draw:line>
        <draw:line draw:style-name="gr10" draw:text-style-name="P2" draw:layer="layout" svg:x1="19.081cm" svg:y1="1.569cm" svg:x2="19.081cm" svg:y2="15.92cm">
          <text:p/>
        </draw:line>
        <draw:line draw:style-name="gr10" draw:text-style-name="P2" draw:layer="layout" svg:x1="21.481cm" svg:y1="1.57cm" svg:x2="21.481cm" svg:y2="15.921cm">
          <text:p/>
        </draw:line>
        <draw:line draw:style-name="gr10" draw:text-style-name="P2" draw:layer="layout" svg:x1="23.381cm" svg:y1="1.571cm" svg:x2="23.381cm" svg:y2="15.922cm">
          <text:p/>
        </draw:line>
        <draw:frame draw:style-name="gr2" draw:text-style-name="P3" draw:layer="layout" svg:width="1.827cm" svg:height="0.806cm" svg:x="10.073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4.874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17.075cm" svg:y="1.235cm">
          <draw:text-box>
            <text:p><text:span text:style-name="T1">shoes</text:span></text:p>
          </draw:text-box>
        </draw:frame>
        <draw:frame draw:style-name="gr2" draw:text-style-name="P3" draw:layer="layout" svg:width="1.827cm" svg:height="0.806cm" svg:x="21.476cm" svg:y="1.235cm">
          <draw:text-box>
            <text:p><text:span text:style-name="T1">shoes</text:span></text:p>
          </draw:text-box>
        </draw:frame>
        <draw:frame draw:style-name="gr2" draw:text-style-name="P3" draw:layer="layout" svg:width="1.937cm" svg:height="0.806cm" svg:x="19.277cm" svg:y="1.235cm">
          <draw:text-box>
            <text:p><text:span text:style-name="T1">school</text:span></text:p>
          </draw:text-box>
        </draw:frame>
        <draw:frame draw:style-name="gr2" draw:text-style-name="P3" draw:layer="layout" svg:width="1.442cm" svg:height="0.806cm" svg:x="13.378cm" svg:y="1.235cm">
          <draw:text-box>
            <text:p><text:span text:style-name="T1">coat</text:span></text:p>
          </draw:text-box>
        </draw:frame>
        <draw:frame draw:style-name="gr2" draw:text-style-name="P3" draw:layer="layout" svg:width="1.603cm" svg:height="0.806cm" svg:x="11.979cm" svg:y="1.235cm">
          <draw:text-box>
            <text:p><text:span text:style-name="T1">none</text:span></text:p>
          </draw:text-box>
        </draw:frame>
        <draw:frame draw:style-name="gr2" draw:text-style-name="P3" draw:layer="layout" svg:width="1.577cm" svg:height="0.806cm" svg:x="7.074cm" svg:y="1.235cm">
          <draw:text-box>
            <text:p><text:span text:style-name="T1">drive</text:span></text:p>
          </draw:text-box>
        </draw:frame>
        <draw:custom-shape draw:style-name="gr11" draw:text-style-name="P2" draw:layer="layout" svg:width="1.905cm" svg:height="15.494cm" svg:x="21.574cm" svg:y="1.3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5.494cm" svg:x="21.575cm" svg:y="1.3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936cm" svg:height="3.175cm" svg:x="23.691cm" svg:y="2.397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62cm" fo:margin-bottom="0.762cm" fo:margin-left="0.762cm" fo:margin-right="0.762cm" fo:page-width="28.194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ddeus Diamond</meta:initial-creator>
    <meta:creation-date>2012-01-24T16:10:17</meta:creation-date>
    <dc:date>2012-01-24T20:16:12</dc:date>
    <dc:creator>Brad Hayes</dc:creator>
    <meta:editing-duration>PT45M32S</meta:editing-duration>
    <meta:editing-cycles>19</meta:editing-cycles>
    <meta:generator>LibreOffice/3.4$Unix LibreOffice_project/340m1$Build-302</meta:generator>
    <meta:document-statistic meta:object-count="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417cm" svg:height="17.559cm" xlink:href="." xlink:type="simple" chart:class="chart:line" chart:style-name="ch1">
        <chart:legend svg:x="22.522cm" svg:y="6.211cm" style:legend-expansion="custom" chartooo:width="2.807cm" chartooo:height="4.699cm" style:legend-expansion-aspect-ratio="0.597361140668227" chart:style-name="ch2"/>
        <chart:plot-area chart:style-name="ch3" chart:data-source-has-labels="both" svg:x="1.879cm" svg:y="1.539cm" svg:width="20.556cm" svg:height="14.348cm">
          <chartooo:coordinate-region svg:x="2.606cm" svg:y="1.738cm" svg:width="19.829cm" svg:height="13.95cm"/>
          <chart:axis chart:dimension="x" chart:name="primary-x" chart:style-name="ch4" chartooo:axis-type="text">
            <chart:title svg:x="9.522cm" svg:y="16.397cm" chart:style-name="ch5">
              <text:p>frame number (30 Hz)</text:p>
            </chart:title>
            <chart:categories table:cell-range-address="local-table.$B$1:.$SW$1"/>
          </chart:axis>
          <chart:axis chart:dimension="y" chart:name="primary-y" chart:style-name="ch6">
            <chart:title svg:x="0.451cm" svg:y="11.163cm" chart:style-name="ch7">
              <text:p>confidence estimate</text:p>
            </chart:title>
            <chart:grid chart:style-name="ch8" chart:class="major"/>
          </chart:axis>
          <chart:series chart:style-name="ch9" chart:values-cell-range-address="local-table.$B$2:.$SW$2" chart:label-cell-address="local-table.$A$2" chart:class="chart:line">
            <chart:data-point chart:repeated="516"/>
          </chart:series>
          <chart:series chart:style-name="ch10" chart:values-cell-range-address="local-table.$B$3:.$SW$3" chart:label-cell-address="local-table.$A$3" chart:class="chart:line">
            <chart:data-point chart:repeated="516"/>
          </chart:series>
          <chart:series chart:style-name="ch11" chart:values-cell-range-address="local-table.$B$4:.$SW$4" chart:label-cell-address="local-table.$A$4" chart:class="chart:line">
            <chart:data-point chart:repeated="516"/>
          </chart:series>
          <chart:series chart:style-name="ch12" chart:values-cell-range-address="local-table.$B$5:.$SW$5" chart:label-cell-address="local-table.$A$5" chart:class="chart:line">
            <chart:data-point chart:repeated="516"/>
          </chart:series>
          <chart:series chart:style-name="ch13" chart:values-cell-range-address="local-table.$B$6:.$SW$6" chart:label-cell-address="local-table.$A$6" chart:class="chart:line">
            <chart:data-point chart:repeated="516"/>
          </chart:series>
          <chart:series chart:style-name="ch14" chart:values-cell-range-address="local-table.$B$7:.$SW$7" chart:label-cell-address="local-table.$A$7" chart:class="chart:line">
            <chart:data-point chart:repeated="516"/>
          </chart:series>
          <chart:series chart:style-name="ch15" chart:values-cell-range-address="local-table.$B$8:.$SW$8" chart:label-cell-address="local-table.$A$8" chart:class="chart:line">
            <chart:data-point chart:repeated="5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</table:table-row>
          </table:table-header-rows>
          <table:table-rows>
            <table:table-row>
              <table:table-cell office:value-type="string">
                <text:p>coa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6277">
                <text:p>0.936277</text:p>
              </table:table-cell>
              <table:table-cell office:value-type="float" office:value="0.931667">
                <text:p>0.931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riv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3357">
                <text:p>0.943357</text:p>
              </table:table-cell>
              <table:table-cell office:value-type="float" office:value="0.941258">
                <text:p>0.941258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86707">
                <text:p>0.686707</text:p>
              </table:table-cell>
              <table:table-cell office:value-type="float" office:value="0.674104">
                <text:p>0.674104</text:p>
              </table:table-cell>
              <table:table-cell office:value-type="float" office:value="0.674104">
                <text:p>0.674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choo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83918">
                <text:p>0.683918</text:p>
              </table:table-cell>
              <table:table-cell office:value-type="float" office:value="0.674868">
                <text:p>0.674868</text:p>
              </table:table-cell>
              <table:table-cell office:value-type="float" office:value="0.674868">
                <text:p>0.674868</text:p>
              </table:table-cell>
              <table:table-cell office:value-type="float" office:value="0.702062">
                <text:p>0.702062</text:p>
              </table:table-cell>
              <table:table-cell office:value-type="float" office:value="0.702062">
                <text:p>0.702062</text:p>
              </table:table-cell>
              <table:table-cell office:value-type="float" office:value="0.700256">
                <text:p>0.700256</text:p>
              </table:table-cell>
              <table:table-cell office:value-type="float" office:value="0.694886">
                <text:p>0.694886</text:p>
              </table:table-cell>
              <table:table-cell office:value-type="float" office:value="0.69102">
                <text:p>0.69102</text:p>
              </table:table-cell>
              <table:table-cell office:value-type="float" office:value="0.69102">
                <text:p>0.69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es</text:p>
              </table:table-cell>
              <table:table-cell office:value-type="float" office:value="0">
                <text:p>0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.937413">
                <text:p>0.937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934">
                <text:p>0.919934</text:p>
              </table:table-cell>
              <table:table-cell office:value-type="float" office:value="0.919808">
                <text:p>0.919808</text:p>
              </table:table-cell>
              <table:table-cell office:value-type="float" office:value="0.919808">
                <text:p>0.919808</text:p>
              </table:table-cell>
              <table:table-cell office:value-type="float" office:value="0.918889">
                <text:p>0.918889</text:p>
              </table:table-cell>
              <table:table-cell office:value-type="float" office:value="0.913018">
                <text:p>0.913018</text:p>
              </table:table-cell>
              <table:table-cell office:value-type="float" office:value="0.907475">
                <text:p>0.907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902409">
                <text:p>0.902409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889984">
                <text:p>0.889984</text:p>
              </table:table-cell>
              <table:table-cell office:value-type="float" office:value="0.699327">
                <text:p>0.699327</text:p>
              </table:table-cell>
              <table:table-cell office:value-type="float" office:value="0.699327">
                <text:p>0.699327</text:p>
              </table:table-cell>
              <table:table-cell office:value-type="float" office:value="0.699327">
                <text:p>0.699327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9215">
                <text:p>0.689215</text:p>
              </table:table-cell>
              <table:table-cell office:value-type="float" office:value="0.688746">
                <text:p>0.688746</text:p>
              </table:table-cell>
              <table:table-cell office:value-type="float" office:value="0.688746">
                <text:p>0.688746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.686002">
                <text:p>0.686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